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svg:stroke-color="#80808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1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cm" svg:height="2.2cm" svg:x="0.9cm" svg:y="0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82cm" svg:height="0.806cm" svg:x="3.8cm" svg:y="0.1cm">
          <draw:text-box>
            <text:p><text:span text:style-name="T1">server</text:span></text:p>
          </draw:text-box>
        </draw:frame>
        <draw:line draw:style-name="gr3" draw:text-style-name="P1" draw:layer="layout" svg:x1="0.9cm" svg:y1="1.9cm" svg:x2="7.8cm" svg:y2="1.9cm">
          <text:p/>
        </draw:line>
        <draw:custom-shape draw:style-name="gr4" draw:text-style-name="P3" xml:id="id1" draw:id="id1" draw:layer="layout" svg:width="2.3cm" svg:height="0.8cm" svg:x="1.4cm" svg:y="1cm">
          <text:p text:style-name="P1"><text:span text:style-name="T1">offic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797cm" svg:height="0.806cm" svg:x="7.9cm" svg:y="0.994cm">
          <draw:text-box>
            <text:p><text:span text:style-name="T2">public</text:span></text:p>
          </draw:text-box>
        </draw:frame>
        <draw:frame draw:style-name="gr2" draw:text-style-name="P4" draw:layer="layout" svg:width="1.992cm" svg:height="0.806cm" svg:x="7.801cm" svg:y="1.994cm">
          <draw:text-box>
            <text:p><text:span text:style-name="T2">private</text:span></text:p>
          </draw:text-box>
        </draw:frame>
        <draw:frame draw:style-name="gr2" draw:text-style-name="P5" draw:layer="layout" svg:width="1.518cm" svg:height="0.725cm" svg:x="4.5cm" svg:y="0.9cm">
          <draw:text-box>
            <text:p><text:span text:style-name="T3">clone</text:span></text:p>
          </draw:text-box>
        </draw:frame>
        <draw:custom-shape draw:style-name="gr4" draw:text-style-name="P3" xml:id="id2" draw:id="id2" draw:layer="layout" svg:width="3.6cm" svg:height="0.8cm" svg:x="4cm" svg:y="2.1cm">
          <text:p text:style-name="P1"><text:span text:style-name="T1">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7cm" svg:y1="1.4cm" svg:x2="5.8cm" svg:y2="2.1cm" draw:start-shape="id1" draw:start-glue-point="10" draw:end-shape="id2" draw:end-glue-point="4" svg:d="m3700 1400c1400 0 2100 233 2100 700" svg:viewBox="0 0 2101 701">
          <text:p/>
        </draw:connector>
        <draw:custom-shape draw:style-name="gr1" draw:text-style-name="P1" draw:layer="layout" svg:width="3.4cm" svg:height="2.2cm" svg:x="6.3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282cm" svg:height="0.806cm" svg:x="5.7cm" svg:y="8.194cm">
          <draw:text-box>
            <text:p><text:span text:style-name="T4">developer station</text:span></text:p>
          </draw:text-box>
        </draw:frame>
        <draw:custom-shape draw:style-name="gr4" draw:text-style-name="P3" xml:id="id3" draw:id="id3" draw:layer="layout" svg:width="3cm" svg:height="0.8cm" svg:x="6.5cm" svg:y="6.6cm">
          <text:p text:style-name="P1"><text:span text:style-name="T1">person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7.073cm" svg:y1="2.783cm" svg:x2="9.061cm" svg:y2="6.717cm" draw:start-shape="id2" draw:start-glue-point="9" draw:end-shape="id3" draw:end-glue-point="11" svg:d="m7073 2783c0 2952 1988 985 1988 3934" svg:viewBox="0 0 1989 3935">
          <text:p/>
        </draw:connector>
        <draw:connector draw:style-name="gr6" draw:text-style-name="P1" draw:layer="layout" draw:type="curve" svg:x1="6.939cm" svg:y1="6.717cm" svg:x2="5.8cm" svg:y2="2.9cm" draw:start-shape="id3" draw:start-glue-point="5" draw:end-shape="id2" draw:end-glue-point="8" svg:d="m6939 6717c0-2949-1139-1041-1139-3817" svg:viewBox="0 0 1140 3818">
          <text:p/>
        </draw:connector>
        <draw:frame draw:style-name="gr2" draw:text-style-name="P5" draw:layer="layout" svg:width="2.297cm" svg:height="0.725cm" svg:x="7.403cm" svg:y="3.9cm">
          <draw:text-box>
            <text:p><text:span text:style-name="T3">clone/pull</text:span></text:p>
          </draw:text-box>
        </draw:frame>
        <draw:frame draw:style-name="gr2" draw:text-style-name="P5" draw:layer="layout" svg:width="1.425cm" svg:height="0.725cm" svg:x="6.675cm" svg:y="4.875cm">
          <draw:text-box>
            <text:p><text:span text:style-name="T3">push</text:span></text:p>
          </draw:text-box>
        </draw:frame>
        <draw:custom-shape draw:style-name="gr1" draw:text-style-name="P1" draw:layer="layout" svg:width="3.4cm" svg:height="2.2cm" svg:x="0.8cm" svg:y="5.97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972cm" svg:height="0.806cm" svg:x="0.2cm" svg:y="8.169cm">
          <draw:text-box>
            <text:p><text:span text:style-name="T4">administrator station</text:span></text:p>
          </draw:text-box>
        </draw:frame>
        <draw:custom-shape draw:style-name="gr4" draw:text-style-name="P3" xml:id="id4" draw:id="id4" draw:layer="layout" svg:width="3cm" svg:height="0.8cm" svg:x="1cm" svg:y="6.575cm">
          <text:p text:style-name="P1"><text:span text:style-name="T1">person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4.527cm" svg:y1="2.783cm" svg:x2="4cm" svg:y2="6.975cm" draw:start-shape="id2" draw:start-glue-point="7" draw:end-shape="id4" draw:end-glue-point="10" svg:d="m4527 2783c0 2795-175 4192-527 4192" svg:viewBox="0 0 528 4193">
          <text:p/>
        </draw:connector>
        <draw:frame draw:style-name="gr2" draw:text-style-name="P5" draw:layer="layout" svg:width="1.162cm" svg:height="0.725cm" svg:x="4.403cm" svg:y="4.075cm">
          <draw:text-box>
            <text:p><text:span text:style-name="T3">pull</text:span></text:p>
          </draw:text-box>
        </draw:frame>
        <draw:connector draw:style-name="gr6" draw:text-style-name="P1" draw:layer="layout" draw:type="curve" svg:x1="2.55cm" svg:y1="1.8cm" svg:x2="2.5cm" svg:y2="6.575cm" draw:start-shape="id1" draw:start-glue-point="8" draw:end-shape="id4" draw:end-glue-point="4" svg:d="m2550 1800c0 3582-50 1195-50 4775" svg:viewBox="0 0 51 4776">
          <text:p/>
        </draw:connector>
        <draw:connector draw:style-name="gr6" draw:text-style-name="P1" draw:layer="layout" draw:type="curve" svg:x1="1.439cm" svg:y1="6.692cm" svg:x2="1.736cm" svg:y2="1.683cm" draw:start-shape="id4" draw:start-glue-point="5" draw:end-shape="id1" draw:end-glue-point="7" svg:d="m1439 6692c0-3756 297-1252 297-5009" svg:viewBox="0 0 298 5010">
          <text:p/>
        </draw:connector>
        <draw:frame draw:style-name="gr2" draw:text-style-name="P5" draw:layer="layout" svg:width="1.162cm" svg:height="0.725cm" svg:x="1.6cm" svg:y="3.6cm">
          <draw:text-box>
            <text:p><text:span text:style-name="T3">pull</text:span></text:p>
          </draw:text-box>
        </draw:frame>
        <draw:frame draw:style-name="gr2" draw:text-style-name="P5" draw:layer="layout" svg:width="1.425cm" svg:height="0.725cm" svg:x="0.3cm" svg:y="3.575cm">
          <draw:text-box>
            <text:p><text:span text:style-name="T3">push</text:span></text:p>
          </draw:text-box>
        </draw:frame>
        <draw:connector draw:style-name="gr6" draw:text-style-name="P1" draw:layer="layout" draw:type="curve" draw:line-skew="0cm 0.489cm" svg:x1="3.561cm" svg:y1="6.692cm" svg:x2="4cm" svg:y2="2.5cm" draw:start-shape="id4" draw:start-glue-point="11" draw:end-shape="id2" draw:end-glue-point="6" svg:d="m3561 6692c0-2931 214-2442 319-2757s102-1435 120-1435" svg:viewBox="0 0 440 4193">
          <text:p/>
        </draw:connector>
        <draw:frame draw:style-name="gr2" draw:text-style-name="P5" draw:layer="layout" svg:width="1.425cm" svg:height="0.725cm" svg:x="2.7cm" svg:y="3.5cm">
          <draw:text-box>
            <text:p><text:span text:style-name="T3">pus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</meta:initial-creator>
    <meta:creation-date>2013-04-23T14:12:49</meta:creation-date>
    <dc:date>2013-04-23T15:10:57</dc:date>
    <dc:creator>Robin </dc:creator>
    <meta:editing-duration>PT40M41S</meta:editing-duration>
    <meta:editing-cycles>24</meta:editing-cycles>
    <meta:generator>LibreOffice/3.5$Linux_x86 LibreOffice_project/350m1$Build-2</meta:generator>
    <meta:document-statistic meta:object-count="27"/>
  </office:meta>
</office:document-meta>
</file>